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9cm"/>
    </style:style>
    <style:style style:name="co3" style:family="table-column">
      <style:table-column-properties fo:break-before="auto" style:column-width="12.562cm"/>
    </style:style>
    <style:style style:name="co4" style:family="table-column">
      <style:table-column-properties fo:break-before="auto" style:column-width="3.932cm"/>
    </style:style>
    <style:style style:name="co5" style:family="table-column">
      <style:table-column-properties fo:break-before="auto" style:column-width="15.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4.528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1.4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Meiryo UI" style:font-name-asian="Meiryo UI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Meiryo UI" style:font-name-asian="Meiryo UI"/>
    </style:style>
    <style:style style:name="ce3" style:family="table-cell" style:parent-style-name="Default">
      <style:table-cell-properties fo:border="0.06pt solid #000000" style:vertical-align="middle"/>
      <style:text-properties style:font-name="Meiryo UI" style:font-name-asian="Meiryo UI"/>
    </style:style>
    <style:style style:name="ce4" style:family="table-cell" style:parent-style-name="Default">
      <style:table-cell-properties fo:wrap-option="wrap" style:vertical-align="middle"/>
      <style:text-properties style:font-name="Meiryo UI" style:font-name-asian="Meiryo UI"/>
    </style:style>
    <style:style style:name="ce5" style:family="table-cell" style:parent-style-name="Default">
      <style:table-cell-properties fo:wrap-option="wrap" fo:border="0.06pt solid #000000" style:vertical-align="middle"/>
      <style:text-properties style:font-name="Meiryo UI" style:font-name-asian="Meiryo UI"/>
    </style:style>
    <style:style style:name="ce6" style:family="table-cell" style:parent-style-name="Default">
      <style:table-cell-properties fo:wrap-option="wrap" fo:border="0.06pt solid #000000" style:vertical-align="middle"/>
      <style:text-properties style:font-name="Meiryo UI" style:font-name-asian="Meiryo UI" style:font-name-complex="Mangal"/>
    </style:style>
    <style:style style:name="ce7" style:family="table-cell" style:parent-style-name="Default">
      <style:table-cell-properties style:vertical-align="middle"/>
      <style:text-properties style:font-name="Meiryo UI" fo:font-size="18pt" style:font-name-asian="Meiryo UI" style:font-size-asian="18pt" style:font-size-complex="18pt"/>
    </style:style>
    <style:style style:name="ce8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9" style:family="table-cell" style:parent-style-name="Default">
      <style:table-cell-properties fo:border="0.06pt solid #000000" style:vertical-align="middle"/>
      <style:text-properties style:font-name="Meiryo UI" fo:font-size="12pt" style:font-name-asian="Meiryo UI" style:font-size-asian="12pt" style:font-size-complex="12pt"/>
    </style:style>
    <style:style style:name="ce10" style:family="table-cell" style:parent-style-name="Default">
      <style:table-cell-properties fo:border="0.06pt solid #000000" style:vertical-align="middle"/>
      <style:text-properties style:font-name="Meiryo UI" fo:font-size="10pt" style:font-name-asian="Meiryo UI" style:font-size-asian="10pt" style:font-size-complex="10pt"/>
    </style:style>
    <style:style style:name="gr1" style:family="graphic">
      <style:graphic-properties draw:fill-color="#ffffff" draw:textarea-horizontal-align="justify" draw:textarea-vertical-align="middle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draw:fill="solid" draw:fill-color="#e6e6e6" draw:textarea-horizontal-align="justify" draw:textarea-vertical-align="middle" draw:auto-grow-height="false"/>
    </style:style>
    <style:style style:name="gr4" style:family="graphic">
      <style:graphic-properties draw:stroke="solid" draw:stroke-dash="Dash_20_1" svg:stroke-width="0cm" svg:stroke-color="#808080" draw:marker-start="" draw:marker-start-width="0.2cm" draw:marker-start-center="false" draw:marker-end="" draw:marker-end-width="0.2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solid" draw:stroke-dash="Dash_20_1" svg:stroke-width="0cm" svg:stroke-color="#808080" draw:marker-start="" draw:marker-start-width="0.2cm" draw:marker-start-center="false" draw:marker-end="" draw:marker-end-width="0.2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>
      <style:graphic-properties draw:stroke="solid" draw:stroke-dash="Dash_20_1" svg:stroke-width="0cm" svg:stroke-color="#808080" draw:marker-start="" draw:marker-start-width="0.2cm" draw:marker-start-center="false" draw:marker-end="" draw:marker-end-width="0.2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>
      <style:graphic-properties draw:stroke="solid" draw:stroke-dash="Dash_20_1" svg:stroke-width="0cm" svg:stroke-color="#808080" draw:marker-start="" draw:marker-start-width="0.2cm" draw:marker-start-center="false" draw:marker-end="" draw:marker-end-width="0.2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>
      <style:graphic-properties draw:stroke="solid" draw:stroke-dash="Dash_20_1" svg:stroke-width="0cm" svg:stroke-color="#808080" draw:marker-start="" draw:marker-start-width="0.2cm" draw:marker-start-center="false" draw:marker-end="Symmetric_20_Arrow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>
      <style:graphic-properties draw:textarea-horizontal-align="justify" draw:textarea-vertical-align="middle" draw:auto-grow-height="false"/>
    </style:style>
    <style:style style:name="gr29" style:family="graphic">
      <style:graphic-properties draw:fill="solid" draw:fill-color="#ffff00" draw:textarea-horizontal-align="justify" draw:textarea-vertical-align="middle" draw:auto-grow-height="false"/>
    </style:style>
    <style:style style:name="gr30" style:family="graphic">
      <style:graphic-properties draw:fill="solid" draw:fill-color="#ffff00" draw:textarea-vertical-align="middle" draw:auto-grow-height="false" fo:min-height="0cm" fo:min-width="0cm"/>
    </style:style>
    <style:style style:name="gr31" style:family="graphic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text-outline="false" style:text-line-through-style="none" style:font-name="Meiryo UI" fo:font-size="10pt" fo:text-shadow="none" style:text-underline-style="none" style:letter-kerning="true" style:font-name-asian="Meiryo UI" style:font-size-asian="10pt" style:font-family-complex="Tahoma" style:font-style-name-complex="標準" style:font-family-generic-complex="swiss" style:font-pitch-complex="variable" style:font-size-complex="10pt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text-outline="false" style:text-line-through-style="none" fo:font-family="'Meiryo UI'" style:font-style-name="標準" style:font-family-generic="modern" style:font-pitch="variable" fo:font-size="10pt" fo:text-shadow="none" style:text-underline-style="none" style:letter-kerning="true" style:font-family-asian="'Meiryo UI'" style:font-style-name-asian="標準" style:font-family-generic-asian="modern" style:font-pitch-asian="variable" style:font-size-asian="10pt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text-outline="false" style:text-line-through-style="none" fo:font-family="'Meiryo UI'" style:font-style-name="標準" style:font-family-generic="modern" style:font-pitch="variable" fo:font-size="10pt" fo:text-shadow="none" style:text-underline-style="none" style:letter-kerning="true" style:font-family-asian="'Meiryo UI'" style:font-style-name-asian="標準" style:font-family-generic-asian="modern" style:font-pitch-asian="variable" style:font-size-asian="10pt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P6" style:family="paragraph">
      <style:text-properties style:font-name="Meiryo UI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Meiryo UI" fo:font-size="10pt" style:font-name-asian="Meiryo UI" style:font-size-asian="10pt" style:font-size-complex="10pt"/>
    </style:style>
    <style:style style:name="P9" style:family="paragraph">
      <style:text-properties style:font-name="Meiryo UI" fo:font-size="12pt" style:font-name-asian="Meiryo UI" style:font-size-asian="12pt" style:font-size-complex="12pt"/>
    </style:style>
    <style:style style:name="P10" style:family="paragraph">
      <style:text-properties style:font-name="Meiryo UI" fo:font-size="10pt" style:font-size-asian="10pt" style:font-size-complex="10pt"/>
    </style:style>
    <style:style style:name="P11" style:family="paragraph">
      <style:paragraph-properties fo:text-align="center"/>
      <style:text-properties style:font-name="Meiryo UI" fo:font-size="10pt" style:font-size-asian="10pt" style:font-size-complex="10pt"/>
    </style:style>
    <style:style style:name="P12" style:family="paragraph">
      <style:text-properties style:font-name="Meiryo UI" fo:font-size="12pt" style:font-size-asian="12pt" style:font-size-complex="12pt"/>
    </style:style>
    <style:style style:name="T1" style:family="text">
      <style:text-properties style:text-outline="false" style:text-line-through-style="none" style:font-name="Meiryo UI" fo:font-size="10pt" fo:text-shadow="none" style:text-underline-style="none" style:letter-kerning="true" style:font-name-asian="Meiryo UI" style:font-size-asian="10pt" style:font-family-complex="Tahoma" style:font-style-name-complex="標準" style:font-family-generic-complex="swiss" style:font-pitch-complex="variable" style:font-size-complex="10pt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fo:font-family="'Meiryo UI'" style:font-style-name="標準" style:font-family-generic="modern" style:font-pitch="variable" fo:font-size="10pt" fo:text-shadow="none" style:text-underline-style="none" style:letter-kerning="true" style:font-family-asian="'Meiryo UI'" style:font-style-name-asian="標準" style:font-family-generic-asian="modern" style:font-pitch-asian="variable" style:font-size-asian="10pt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T3" style:family="text">
      <style:text-properties style:font-name="Meiryo UI"/>
    </style:style>
    <style:style style:name="T4" style:family="text">
      <style:text-properties style:font-name="Meiryo UI" fo:font-size="10pt" style:font-name-asian="Meiryo UI" style:font-size-asian="10pt" style:font-size-complex="10pt"/>
    </style:style>
    <style:style style:name="T5" style:family="text">
      <style:text-properties style:font-name="Meiryo UI" fo:font-size="12pt" style:font-name-asian="Meiryo UI" style:font-size-asian="12pt" style:font-size-complex="12pt"/>
    </style:style>
    <style:style style:name="T6" style:family="text">
      <style:text-properties style:font-name="Meiryo UI" fo:font-size="10pt" style:font-size-asian="10pt" style:font-size-complex="10pt"/>
    </style:style>
    <style:style style:name="T7" style:family="text">
      <style:text-properties style:font-name="Meiryo UI" fo:font-size="12pt" style:font-size-asian="12pt" style:font-size-complex="12pt"/>
    </style:style>
    <style:style style:name="T8" style:family="text">
      <style:text-properties style:font-name="Arial" style:font-name-asian="Meiryo UI" style:font-name-complex="Mangal"/>
    </style:style>
    <style:style style:name="T9" style:family="text">
      <style:text-properties style:font-name="Meiryo UI" style:font-name-asian="Meiryo UI" style:font-name-complex="Mangal"/>
    </style:style>
    <style:style style:name="T10" style:family="text">
      <style:text-properties style:font-name-asian="Meiryo UI" style:font-name-complex="Mangal"/>
    </style:style>
  </office:automatic-styles>
  <office:body>
    <office:spreadsheet>
      <table:table table:name="Sheet1" table:style-name="ta1">
        <office:forms form:automatic-focus="false" form:apply-design-mode="false"/>
        <table:shapes>
          <draw:g draw:z-index="0">
            <draw:g>
              <draw:g>
                <draw:custom-shape draw:style-name="gr1" svg:width="13.518cm" svg:height="9.013cm" svg:x="2.26cm" svg:y="0.45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svg:width="13.519cm" svg:height="0.907cm" svg:x="2.259cm" svg:y="0.454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2" svg:width="13.519cm" svg:height="0.907cm" svg:x="2.259cm" svg:y="8.56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svg:width="6.743cm" svg:height="6.981cm" svg:x="8.912cm" svg:y="1.425cm">
                <text:p/>
                <draw:enhanced-geometry svg:viewBox="0 0 21600 21600" draw:path-stretchpoint-x="10800" draw:path-stretchpoint-y="10800" draw:text-areas="?f3 ?f4 ?f5 ?f6" draw:type="round-rectangle" draw:modifiers="763.07282119646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" svg:width="6.433cm" svg:height="6.981cm" svg:x="2.336cm" svg:y="1.422cm">
              <text:p/>
              <draw:enhanced-geometry svg:viewBox="0 0 21600 21600" draw:path-stretchpoint-x="10800" draw:path-stretchpoint-y="10800" draw:text-areas="?f3 ?f4 ?f5 ?f6" draw:type="round-rectangle" draw:modifiers="763.0728211964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画面遷移" table:style-name="ta1">
        <office:forms form:automatic-focus="false" form:apply-design-mode="false"/>
        <table:shapes>
          <draw:g draw:z-index="0">
            <draw:custom-shape draw:style-name="gr4" draw:text-style-name="P2" xml:id="id1" draw:id="id1" svg:width="5.3cm" svg:height="3.3cm" svg:x="6.7cm" svg:y="0.7cm">
              <draw:glue-point draw:id="4" svg:x="-5cm" svg:y="1.969cm"/>
              <draw:glue-point draw:id="5" svg:x="1.037cm" svg:y="5cm"/>
              <text:p text:style-name="P1"><text:span text:style-name="T1">S000:Memento Wea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xml:id="id2" draw:id="id2" svg:width="5.3cm" svg:height="3.3cm" svg:x="0.6cm" svg:y="7.8cm">
              <draw:glue-point draw:id="4" svg:x="1.226cm" svg:y="-5cm"/>
              <draw:glue-point draw:id="5" svg:x="-3.301cm" svg:y="5cm"/>
              <draw:glue-point draw:id="6" svg:x="-5cm" svg:y="2.575cm"/>
              <draw:glue-point draw:id="7" svg:x="2.547cm" svg:y="5cm"/>
              <text:p text:style-name="P1"><text:span text:style-name="T1">S001:</text:span><text:span text:style-name="T1">素材のインストール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2" xml:id="id3" draw:id="id3" svg:width="5.3cm" svg:height="3.3cm" svg:x="6.7cm" svg:y="7.8cm">
              <draw:glue-point draw:id="4" svg:x="1.037cm" svg:y="-5.003cm"/>
              <draw:glue-point draw:id="5" svg:x="3.113cm" svg:y="-5cm"/>
              <draw:glue-point draw:id="6" svg:x="5cm" svg:y="-2.272cm"/>
              <draw:glue-point draw:id="7" svg:x="-2.547cm" svg:y="5cm"/>
              <draw:glue-point draw:id="8" svg:x="1.037cm" svg:y="5cm"/>
              <text:p text:style-name="P1"><text:span text:style-name="T1">S002:Memento</text:span><text:span text:style-name="T1">作成待ち素材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3" svg:x1="6.7cm" svg:y1="2.35cm" svg:x2="3.25cm" svg:y2="7.8cm" draw:start-shape="id1" draw:start-glue-point="3" draw:end-shape="id2" svg:d="m6700 2350h-3450v5450">
              <text:p/>
            </draw:connector>
            <draw:connector draw:style-name="gr8" draw:text-style-name="P2" svg:x1="9.35cm" svg:y1="4cm" svg:x2="9.35cm" svg:y2="7.8cm" draw:start-shape="id1" draw:end-shape="id3" draw:end-glue-point="0" svg:d="m9350 4000v3800">
              <text:p/>
            </draw:connector>
            <draw:frame draw:style-name="gr9" draw:text-style-name="P5" svg:width="3.422cm" svg:height="0.699cm" svg:x="3.1cm" svg:y="1.6cm">
              <draw:text-box>
                <text:p text:style-name="P4"><text:span text:style-name="T2">[</text:span><text:span text:style-name="T2">素材のインストール</text:span><text:span text:style-name="T2">]</text:span></text:p>
              </draw:text-box>
            </draw:frame>
            <draw:frame draw:style-name="gr10" draw:text-style-name="P5" svg:width="3.454cm" svg:height="0.699cm" svg:x="5.9cm" svg:y="5.2cm">
              <draw:text-box>
                <text:p text:style-name="P4"><text:span text:style-name="T2">[memento</text:span><text:span text:style-name="T2">の作成</text:span><text:span text:style-name="T2">]</text:span></text:p>
              </draw:text-box>
            </draw:frame>
            <draw:connector draw:style-name="gr11" draw:text-style-name="P2" svg:x1="9.899cm" svg:y1="7.8cm" svg:x2="9.899cm" svg:y2="4cm" draw:start-shape="id3" draw:start-glue-point="4" draw:end-shape="id1" draw:end-glue-point="5" svg:d="m9899 7800v-3800">
              <text:p/>
            </draw:connector>
            <draw:connector draw:style-name="gr12" draw:text-style-name="P3" svg:x1="3.899cm" svg:y1="7.8cm" svg:x2="6.7cm" svg:y2="2.999cm" draw:start-shape="id2" draw:start-glue-point="4" draw:end-shape="id1" draw:end-glue-point="4" svg:d="m3899 7800v-4801h2801">
              <text:p/>
            </draw:connector>
            <draw:frame draw:style-name="gr13" draw:text-style-name="P5" svg:width="1.689cm" svg:height="0.699cm" svg:x="10.022cm" svg:y="5.3cm">
              <draw:text-box>
                <text:p text:style-name="P4"><text:span text:style-name="T2">[</text:span><text:span text:style-name="T2">閉じる</text:span><text:span text:style-name="T2">]</text:span></text:p>
              </draw:text-box>
            </draw:frame>
            <draw:frame draw:style-name="gr14" draw:text-style-name="P5" svg:width="1.689cm" svg:height="0.699cm" svg:x="4.1cm" svg:y="3.104cm">
              <draw:text-box>
                <text:p text:style-name="P4"><text:span text:style-name="T2">[</text:span><text:span text:style-name="T2">閉じる</text:span><text:span text:style-name="T2">]</text:span></text:p>
              </draw:text-box>
            </draw:frame>
            <draw:connector draw:style-name="gr15" draw:text-style-name="P3" svg:x1="0.6cm" svg:y1="10.299cm" svg:x2="1.501cm" svg:y2="11.1cm" draw:start-shape="id2" draw:start-glue-point="6" draw:end-shape="id2" draw:end-glue-point="5" svg:d="m600 10299h-501v1302h1402v-501">
              <text:p/>
            </draw:connector>
            <draw:frame draw:style-name="gr16" draw:text-style-name="P5" svg:width="2.427cm" svg:height="0.699cm" svg:x="5.181cm" svg:y="11.647cm">
              <draw:text-box>
                <text:p text:style-name="P4"><text:span text:style-name="T2">[</text:span><text:span text:style-name="T2">インストール</text:span><text:span text:style-name="T2">]</text:span></text:p>
              </draw:text-box>
            </draw:frame>
            <draw:frame draw:style-name="gr17" draw:text-style-name="P5" svg:width="1.518cm" svg:height="0.699cm" svg:x="0cm" svg:y="11.604cm">
              <draw:text-box>
                <text:p text:style-name="P4"><text:span text:style-name="T2">[</text:span><text:span text:style-name="T2">参照</text:span><text:span text:style-name="T2">]</text:span></text:p>
              </draw:text-box>
            </draw:frame>
            <draw:connector draw:style-name="gr18" draw:text-style-name="P3" svg:x1="4.599cm" svg:y1="11.1cm" svg:x2="8.001cm" svg:y2="11.1cm" draw:start-shape="id2" draw:start-glue-point="7" draw:end-shape="id3" draw:end-glue-point="7" svg:d="m4599 11100v501h3402v-501">
              <text:p/>
            </draw:connector>
            <draw:connector draw:style-name="gr19" draw:text-style-name="P3" svg:x1="12cm" svg:y1="8.701cm" svg:x2="10.999cm" svg:y2="7.8cm" draw:start-shape="id3" draw:start-glue-point="6" draw:end-shape="id3" draw:end-glue-point="5" svg:d="m12000 8701h501v-1402h-1502v501">
              <text:p/>
            </draw:connector>
            <draw:frame draw:style-name="gr20" draw:text-style-name="P5" svg:width="2.827cm" svg:height="2.043cm" svg:x="12.6cm" svg:y="6.8cm">
              <draw:text-box>
                <text:p text:style-name="P4"><text:span text:style-name="T2">[</text:span><text:span text:style-name="T2">全て</text:span><text:span text:style-name="T2">Album]</text:span></text:p>
                <text:p text:style-name="P4"><text:span text:style-name="T2">[</text:span><text:span text:style-name="T2">削除</text:span><text:span text:style-name="T2">]</text:span></text:p>
                <text:p text:style-name="P4"><text:span text:style-name="T2">[</text:span><text:span text:style-name="T2">画像回転</text:span><text:span text:style-name="T2">]</text:span></text:p>
                <text:p text:style-name="P4"><text:span text:style-name="T2">[</text:span><text:span text:style-name="T2">メタデータ保管</text:span><text:span text:style-name="T2">]</text:span></text:p>
              </draw:text-box>
            </draw:frame>
            <draw:frame draw:style-name="gr21" draw:text-style-name="P5" svg:width="2.785cm" svg:height="0.699cm" svg:x="6.5cm" svg:y="12.956cm">
              <draw:text-box>
                <text:p text:style-name="P4"><text:span text:style-name="T2">[</text:span><text:span text:style-name="T2">メメントを作成</text:span><text:span text:style-name="T2">]</text:span></text:p>
              </draw:text-box>
            </draw:frame>
            <draw:custom-shape draw:style-name="gr22" draw:text-style-name="P2" xml:id="id4" draw:id="id4" svg:width="5.3cm" svg:height="3.3cm" svg:x="6.7cm" svg:y="14.2cm">
              <draw:glue-point draw:id="4" svg:x="1.037cm" svg:y="-5.003cm"/>
              <draw:glue-point draw:id="5" svg:x="3.113cm" svg:y="-5cm"/>
              <draw:glue-point draw:id="6" svg:x="5cm" svg:y="-2.272cm"/>
              <draw:glue-point draw:id="7" svg:x="-2.547cm" svg:y="5cm"/>
              <text:p text:style-name="P1"><text:span text:style-name="T1">S003:Memento</text:span><text:span text:style-name="T1">作成確認</text:span></text:p>
              <draw:enhanced-geometry svg:viewBox="0 0 21600 21600" draw:type="rectangle" draw:enhanced-path="M 0 0 L 21600 0 21600 21600 0 21600 0 0 Z N"/>
            </draw:custom-shape>
            <draw:connector draw:style-name="gr23" draw:text-style-name="P3" svg:x1="9.35cm" svg:y1="11.1cm" svg:x2="9.35cm" svg:y2="14.2cm" draw:start-shape="id3" draw:end-shape="id4" svg:d="m9350 11100v3100">
              <text:p/>
            </draw:connector>
            <draw:connector draw:style-name="gr24" draw:text-style-name="P3" svg:x1="9.899cm" svg:y1="14.2cm" svg:x2="9.899cm" svg:y2="11.1cm" draw:start-shape="id4" draw:start-glue-point="4" draw:end-shape="id3" draw:end-glue-point="8" svg:d="m9899 14200v-3100">
              <text:p/>
            </draw:connector>
            <draw:frame draw:style-name="gr25" draw:text-style-name="P5" svg:width="2.174cm" svg:height="0.699cm" svg:x="9.888cm" svg:y="12.956cm">
              <draw:text-box>
                <text:p text:style-name="P4"><text:span text:style-name="T2">[</text:span><text:span text:style-name="T2">キャンセル</text:span><text:span text:style-name="T2">]</text:span></text:p>
              </draw:text-box>
            </draw:frame>
            <draw:connector draw:style-name="gr26" draw:text-style-name="P3" draw:line-skew="3.057cm" svg:x1="12cm" svg:y1="15.85cm" svg:x2="12cm" svg:y2="2.35cm" draw:start-shape="id4" draw:start-glue-point="1" draw:end-shape="id1" svg:d="m12000 15850h3558v-13500h-3558">
              <text:p/>
            </draw:connector>
            <draw:frame draw:style-name="gr27" draw:text-style-name="P5" svg:width="1.689cm" svg:height="0.699cm" svg:x="12.022cm" svg:y="15.104cm">
              <draw:text-box>
                <text:p text:style-name="P4"><text:span text:style-name="T2">[</text:span><text:span text:style-name="T2">閉じる</text:span><text:span text:style-name="T2">]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S001：素材のインストール" table:style-name="ta1">
        <office:forms form:automatic-focus="false" form:apply-design-mode="false"/>
        <table:shapes>
          <draw:custom-shape draw:z-index="0" draw:style-name="gr1" svg:width="17.967cm" svg:height="14.385cm" svg:x="2.26cm" svg:y="0.454cm">
            <text:p/>
            <draw:enhanced-geometry svg:viewBox="0 0 21600 21600" draw:type="rectangle" draw:enhanced-path="M 0 0 L 21600 0 21600 21600 0 21600 0 0 Z N"/>
          </draw:custom-shape>
          <draw:custom-shape draw:z-index="1" draw:style-name="gr28" draw:text-style-name="P6" svg:width="8.226cm" svg:height="1.03cm" svg:x="2.506cm" svg:y="3.258cm">
            <text:p><text:span text:style-name="T3">Photo data path</text:span></text:p>
            <draw:enhanced-geometry svg:viewBox="0 0 21600 21600" draw:type="rectangle" draw:enhanced-path="M 0 0 L 21600 0 21600 21600 0 21600 0 0 Z N"/>
          </draw:custom-shape>
          <draw:custom-shape draw:z-index="2" draw:style-name="gr29" draw:text-style-name="P8" svg:width="2.101cm" svg:height="0.876cm" svg:x="11.358cm" svg:y="3.353cm">
            <text:p text:style-name="P7"><text:span text:style-name="T4">参照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28" draw:text-style-name="P9" svg:width="17.968cm" svg:height="1.448cm" svg:x="2.259cm" svg:y="0.454cm">
            <text:p text:style-name="P7"><text:span text:style-name="T5">素材のインストール</text:span></text:p>
            <draw:enhanced-geometry svg:viewBox="0 0 21600 21600" draw:type="rectangle" draw:enhanced-path="M 0 0 L 21600 0 21600 21600 0 21600 0 0 Z N"/>
          </draw:custom-shape>
          <draw:custom-shape draw:z-index="4" draw:style-name="gr2" svg:width="17.968cm" svg:height="1.448cm" svg:x="2.259cm" svg:y="13.391cm">
            <text:p/>
            <draw:enhanced-geometry svg:viewBox="0 0 21600 21600" draw:type="rectangle" draw:enhanced-path="M 0 0 L 21600 0 21600 21600 0 21600 0 0 Z N"/>
          </draw:custom-shape>
          <draw:custom-shape draw:z-index="5" draw:style-name="gr29" draw:text-style-name="P8" svg:width="3.659cm" svg:height="0.876cm" svg:x="13.705cm" svg:y="13.721cm">
            <text:p text:style-name="P7"><text:span text:style-name="T4">インストール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29" draw:text-style-name="P8" svg:width="2.609cm" svg:height="0.876cm" svg:x="17.443cm" svg:y="13.691cm">
            <text:p text:style-name="P7"><text:span text:style-name="T4">閉じ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4"/>
        <table:table-column table:style-name="co1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" office:value-type="string" table:number-columns-spanned="2" table:number-rows-spanned="1">
            <text:p>action</text:p>
          </table:table-cell>
          <table:covered-table-cell table:style-name="ce5"/>
          <table:table-cell table:number-columns-repeated="1012"/>
        </table:table-row>
        <table:table-row table:style-name="ro2">
          <table:table-cell table:number-columns-repeated="10"/>
          <table:table-cell table:style-name="ce3" office:value-type="string">
            <text:p>条件</text:p>
          </table:table-cell>
          <table:table-cell table:style-name="ce5" office:value-type="string">
            <text:p>action内容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style-name="ce3" office:value-type="string">
            <text:p>(初期処理)</text:p>
          </table:table-cell>
          <table:table-cell table:style-name="ce5"/>
          <table:table-cell table:number-columns-repeated="1012"/>
        </table:table-row>
        <table:table-row table:style-name="ro1">
          <table:table-cell table:number-columns-repeated="10"/>
          <table:table-cell table:style-name="ce3" office:value-type="string">
            <text:p>参照ボタン押下時</text:p>
          </table:table-cell>
          <table:table-cell table:style-name="ce5"/>
          <table:table-cell table:number-columns-repeated="1012"/>
        </table:table-row>
        <table:table-row table:style-name="ro1">
          <table:table-cell table:number-columns-repeated="10"/>
          <table:table-cell table:style-name="ce3" office:value-type="string">
            <text:p>インストールボタン押下時</text:p>
          </table:table-cell>
          <table:table-cell table:style-name="ce5"/>
          <table:table-cell table:number-columns-repeated="1012"/>
        </table:table-row>
        <table:table-row table:style-name="ro2">
          <table:table-cell table:number-columns-repeated="10"/>
          <table:table-cell table:style-name="ce3" office:value-type="string">
            <text:p>閉じるボタン押下時</text:p>
          </table:table-cell>
          <table:table-cell table:style-name="ce5" office:value-type="string">
            <text:p>S000：MWメニュー画面に戻る。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02：Memento作成待ち素材" table:style-name="ta1">
        <office:forms form:automatic-focus="false" form:apply-design-mode="false"/>
        <table:shapes>
          <draw:custom-shape draw:z-index="0" draw:style-name="gr28" draw:text-style-name="P6" svg:width="8.226cm" svg:height="9.713cm" svg:x="2.506cm" svg:y="3.258cm">
            <text:p><text:span text:style-name="T3">Tree View</text:span></text:p>
            <draw:enhanced-geometry svg:viewBox="0 0 21600 21600" draw:type="rectangle" draw:enhanced-path="M 0 0 L 21600 0 21600 21600 0 21600 0 0 Z N"/>
          </draw:custom-shape>
          <draw:custom-shape draw:z-index="1" draw:style-name="gr28" draw:text-style-name="P6" svg:width="8.579cm" svg:height="6.316cm" svg:x="11.287cm" svg:y="3.234cm">
            <text:p><text:span text:style-name="T3">Thumbnail view</text:span></text:p>
            <draw:enhanced-geometry svg:viewBox="0 0 21600 21600" draw:type="rectangle" draw:enhanced-path="M 0 0 L 21600 0 21600 21600 0 21600 0 0 Z N"/>
          </draw:custom-shape>
          <draw:custom-shape draw:z-index="2" draw:style-name="gr30" draw:text-style-name="P7" svg:width="0.803cm" svg:height="1.209cm" svg:x="12.606cm" svg:y="2.146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3" draw:style-name="gr30" draw:text-style-name="P7" svg:width="0.803cm" svg:height="1.209cm" svg:x="11.547cm" svg:y="2.176cm">
            <text:p/>
  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4" draw:style-name="gr31" draw:text-style-name="P10" svg:width="1.267cm" svg:height="0.785cm" svg:x="11.284cm" svg:y="9.492cm">
            <text:p><text:span text:style-name="T6">tag</text:span></text:p>
            <draw:enhanced-geometry svg:viewBox="0 0 21600 21600" draw:type="rectangle" draw:enhanced-path="M 0 0 L 21600 0 21600 21600 0 21600 0 0 Z N"/>
          </draw:custom-shape>
          <draw:custom-shape draw:z-index="5" draw:style-name="gr1" svg:width="8.589cm" svg:height="0.795cm" svg:x="11.284cm" svg:y="11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" draw:style-name="gr31" draw:text-style-name="P10" svg:width="2.403cm" svg:height="0.785cm" svg:x="11.284cm" svg:y="10.603cm">
            <text:p><text:span text:style-name="T6">comment</text:span></text:p>
            <draw:enhanced-geometry svg:viewBox="0 0 21600 21600" draw:type="rectangle" draw:enhanced-path="M 0 0 L 21600 0 21600 21600 0 21600 0 0 Z N"/>
          </draw:custom-shape>
          <draw:custom-shape draw:z-index="7" draw:style-name="gr29" draw:text-style-name="P8" svg:width="2.101cm" svg:height="0.876cm" svg:x="17.784cm" svg:y="2.176cm">
            <text:p text:style-name="P7"><text:span text:style-name="T4">削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31" draw:text-style-name="P10" svg:width="4.016cm" svg:height="0.785cm" svg:x="12.474cm" svg:y="9.465cm">
            <text:p><text:span text:style-name="T6">□ </text:span><text:span text:style-name="T6">album</text:span></text:p>
            <draw:enhanced-geometry svg:viewBox="0 0 21600 21600" draw:type="rectangle" draw:enhanced-path="M 0 0 L 21600 0 21600 21600 0 21600 0 0 Z N"/>
          </draw:custom-shape>
          <draw:custom-shape draw:z-index="9" draw:style-name="gr31" draw:text-style-name="P10" svg:width="4.016cm" svg:height="0.785cm" svg:x="12.474cm" svg:y="9.803cm">
            <text:p><text:span text:style-name="T6">□ </text:span><text:span text:style-name="T6">treasure</text:span></text:p>
            <draw:enhanced-geometry svg:viewBox="0 0 21600 21600" draw:type="rectangle" draw:enhanced-path="M 0 0 L 21600 0 21600 21600 0 21600 0 0 Z N"/>
          </draw:custom-shape>
          <draw:custom-shape draw:z-index="10" draw:style-name="gr31" draw:text-style-name="P10" svg:width="4.016cm" svg:height="0.785cm" svg:x="12.474cm" svg:y="10.17cm">
            <text:p><text:span text:style-name="T6">□ </text:span><text:span text:style-name="T6">prize</text:span></text:p>
            <draw:enhanced-geometry svg:viewBox="0 0 21600 21600" draw:type="rectangle" draw:enhanced-path="M 0 0 L 21600 0 21600 21600 0 21600 0 0 Z N"/>
          </draw:custom-shape>
          <draw:custom-shape draw:z-index="11" draw:style-name="gr31" draw:text-style-name="P10" svg:width="4.016cm" svg:height="0.785cm" svg:x="14.618cm" svg:y="9.465cm">
            <text:p><text:span text:style-name="T6">□ </text:span><text:span text:style-name="T6">kazunori</text:span></text:p>
            <draw:enhanced-geometry svg:viewBox="0 0 21600 21600" draw:type="rectangle" draw:enhanced-path="M 0 0 L 21600 0 21600 21600 0 21600 0 0 Z N"/>
          </draw:custom-shape>
          <draw:custom-shape draw:z-index="12" draw:style-name="gr31" draw:text-style-name="P10" svg:width="4.016cm" svg:height="0.785cm" svg:x="14.618cm" svg:y="9.803cm">
            <text:p><text:span text:style-name="T6">□ </text:span><text:span text:style-name="T6">hiroko</text:span></text:p>
            <draw:enhanced-geometry svg:viewBox="0 0 21600 21600" draw:type="rectangle" draw:enhanced-path="M 0 0 L 21600 0 21600 21600 0 21600 0 0 Z N"/>
          </draw:custom-shape>
          <draw:custom-shape draw:z-index="13" draw:style-name="gr31" draw:text-style-name="P10" svg:width="4.016cm" svg:height="0.785cm" svg:x="14.618cm" svg:y="10.17cm">
            <text:p><text:span text:style-name="T6">□ </text:span><text:span text:style-name="T6">taito</text:span></text:p>
            <draw:enhanced-geometry svg:viewBox="0 0 21600 21600" draw:type="rectangle" draw:enhanced-path="M 0 0 L 21600 0 21600 21600 0 21600 0 0 Z N"/>
          </draw:custom-shape>
          <draw:custom-shape draw:z-index="14" draw:style-name="gr31" draw:text-style-name="P10" svg:width="1.644cm" svg:height="0.785cm" svg:x="16.906cm" svg:y="9.465cm">
            <text:p><text:span text:style-name="T6">□ </text:span><text:span text:style-name="T6">par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" draw:style-name="gr29" draw:text-style-name="P11" svg:width="2.101cm" svg:height="0.876cm" svg:x="8.639cm" svg:y="2.236cm">
            <text:p text:style-name="P7"><text:span text:style-name="T4">全て</text:span><text:span text:style-name="T6">Alb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z-index="16" table:table-background="true">
            <draw:g table:table-background="true">
              <draw:g table:table-background="true">
                <draw:custom-shape draw:style-name="gr1" table:table-background="true" svg:width="17.967cm" svg:height="14.385cm" svg:x="2.26cm" svg:y="0.45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8" draw:text-style-name="P12" table:table-background="true" svg:width="17.968cm" svg:height="1.448cm" svg:x="2.259cm" svg:y="0.454cm">
                  <text:p text:style-name="P7"><text:span text:style-name="T7">Memento </text:span><text:span text:style-name="T5">作成待ち素材</text:span></text:p>
                  <draw:enhanced-geometry svg:viewBox="0 0 21600 21600" draw:type="rectangle" draw:enhanced-path="M 0 0 L 21600 0 21600 21600 0 21600 0 0 Z N"/>
                </draw:custom-shape>
              </draw:g>
              <draw:custom-shape draw:style-name="gr2" table:table-background="true" svg:width="17.968cm" svg:height="1.448cm" svg:x="2.259cm" svg:y="13.391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table:table-background="true" svg:width="8.963cm" svg:height="11.142cm" svg:x="11.101cm" svg:y="2.004cm">
                <text:p/>
                <draw:enhanced-geometry svg:viewBox="0 0 21600 21600" draw:path-stretchpoint-x="10800" draw:path-stretchpoint-y="10800" draw:text-areas="?f3 ?f4 ?f5 ?f6" draw:type="round-rectangle" draw:modifiers="763.07282119646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" table:table-background="true" svg:width="8.55cm" svg:height="11.142cm" svg:x="2.361cm" svg:y="1.999cm">
              <text:p/>
              <draw:enhanced-geometry svg:viewBox="0 0 21600 21600" draw:path-stretchpoint-x="10800" draw:path-stretchpoint-y="10800" draw:text-areas="?f3 ?f4 ?f5 ?f6" draw:type="round-rectangle" draw:modifiers="763.0728211964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z-index="17" draw:style-name="gr29" draw:text-style-name="P8" svg:width="2.645cm" svg:height="0.876cm" svg:x="17.209cm" svg:y="12.226cm">
            <text:p text:style-name="P7"><text:span text:style-name="T4">メタデータを保存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style-name="gr29" draw:text-style-name="P8" svg:width="3.659cm" svg:height="0.876cm" svg:x="13.705cm" svg:y="13.721cm">
            <text:p text:style-name="P7"><text:span text:style-name="T4">メメントを作成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9" draw:style-name="gr29" draw:text-style-name="P8" svg:width="2.609cm" svg:height="0.876cm" svg:x="17.443cm" svg:y="13.691cm">
            <text:p text:style-name="P7"><text:span text:style-name="T4">閉じる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4"/>
        <table:table-column table:style-name="co1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2" office:value-type="string" table:number-columns-spanned="2" table:number-rows-spanned="1">
            <text:p>action</text:p>
          </table:table-cell>
          <table:covered-table-cell table:style-name="ce5"/>
          <table:table-cell/>
          <table:table-cell office:value-type="string">
            <text:p>補足説明1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3" office:value-type="string">
            <text:p>条件</text:p>
          </table:table-cell>
          <table:table-cell table:style-name="ce5" office:value-type="string">
            <text:p>action内容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3" office:value-type="string">
            <text:p>(初期処理)</text:p>
          </table:table-cell>
          <table:table-cell table:style-name="ce5" office:value-type="string">
            <text:p>一時領域に保管されている、静止画素材と動画素材をファイル名順にTree Viewに表示する(ff画像、サムネイルはTree Viewには表示しない)。</text:p>
            <text:p>全てAlbumボタン：Enable</text:p>
            <text:p>画像回転ボタン：Disable</text:p>
            <text:p>削除ボタン：Disable</text:p>
            <text:p>保存ボタン：Disabl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3" office:value-type="string">
            <text:p>すべてAlbumボタン押下時</text:p>
          </table:table-cell>
          <table:table-cell table:style-name="ce5" office:value-type="string">
            <text:p>Installedされている静止画素材、動画素材すべてに[album]タグを付与する。タグ付与はDB更新(State:Staging)を伴う。</text:p>
            <text:p>(ただし、すでにalbumタグが付けられているノードに対しては、2重にalbumタグを付与することはない)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3" office:value-type="string">
            <text:p>tree viewのノードを選択時</text:p>
          </table:table-cell>
          <table:table-cell table:style-name="ce5" office:value-type="string">
            <text:p>[選択ノードが静止画素材の場合]</text:p>
            <text:p>　静止画素材をthumbnail viewに表示する。</text:p>
            <text:p>　画像回転ボタンをEnableにする。</text:p>
            <text:p>[選択ノードが動画素材の場合]</text:p>
            <text:p>　対になるff画像をthumbnail viewに表示する。</text:p>
            <text:p>　画像回転ボタンをDisableにする。</text:p>
            <text:p><text:span text:style-name="T8">[</text:span><text:span text:style-name="T8">共通</text:span><text:span text:style-name="T8">]</text:span></text:p>
            <text:p><text:span text:style-name="T9">　一時保管されているメタデータが存在する場合にはメタデータを</text:span><text:span text:style-name="T9">DB</text:span><text:span text:style-name="T9">より読み込</text:span><text:span text:style-name="T9">み、</text:span><text:span text:style-name="T9">tag</text:span><text:span text:style-name="T9">、</text:span><text:span text:style-name="T9">comment</text:span><text:span text:style-name="T9">にそれぞれ表示する。</text:span></text:p>
            <text:p><text:span text:style-name="T9">　</text:span><text:span text:style-name="T9">tag,comment,</text:span><text:span text:style-name="T9">保存ボタンを</text:span><text:span text:style-name="T9">Enable</text:span>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style-name="ce3" office:value-type="string">
            <text:p>画像回転ボタン(右)押下時</text:p>
          </table:table-cell>
          <table:table-cell table:style-name="ce5" office:value-type="string">
            <text:p>選択されている静止画素材を右90度回転し、上書き保管する。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style-name="ce3" office:value-type="string">
            <text:p>画像回転ボタン(左)押下時</text:p>
          </table:table-cell>
          <table:table-cell table:style-name="ce5" office:value-type="string">
            <text:p>選択されている静止画素材を左90度回転し、上書き保管する。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3" office:value-type="string">
            <text:p>削除ボタン押下時</text:p>
          </table:table-cell>
          <table:table-cell table:style-name="ce6" office:value-type="string">
            <text:p><text:span text:style-name="T10">[</text:span><text:span text:style-name="T10">選択ノードが静止画素材の場合</text:span><text:span text:style-name="T10">]</text:span></text:p>
            <text:p><text:span text:style-name="T10">　選択されている静止画素材を削除する。</text:span></text:p>
            <text:p><text:span text:style-name="T10">　</text:span><text:span text:style-name="T10">tree view</text:span><text:span text:style-name="T10">を読み込みなおす。</text:span></text:p>
            <text:p><text:span text:style-name="T10">[</text:span><text:span text:style-name="T10">選択ノードが動画素材の場合</text:span><text:span text:style-name="T10">]</text:span></text:p>
            <text:p><text:span text:style-name="T10">　選択されている動画素材＋対応する</text:span><text:span text:style-name="T10">ff</text:span><text:span text:style-name="T10">画像ファイルを削除する。</text:span></text:p>
            <text:p><text:span text:style-name="T10">　</text:span><text:span text:style-name="T10">tree view</text:span><text:span text:style-name="T10">を読み込みなおす。</text:span></text:p>
            <text:p><text:span text:style-name="T10">[</text:span><text:span text:style-name="T10">共通</text:span><text:span text:style-name="T10">]</text:span></text:p>
            <text:p><text:span text:style-name="T10">　一時保管されているメタデータが存在する場合にはメタデータを</text:span><text:span text:style-name="T10">DB</text:span><text:span text:style-name="T10">より削除する。</text:span>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style-name="ce3" office:value-type="string">
            <text:p>保存ボタン押下時</text:p>
          </table:table-cell>
          <table:table-cell table:style-name="ce5" office:value-type="string">
            <text:p>Thumbnail viewに表示している素材に対して、メタデータを永続保管する。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style-name="ce3" office:value-type="string">
            <text:p>メメントを作成ボタン押下時</text:p>
          </table:table-cell>
          <table:table-cell table:style-name="ce5" office:value-type="string">
            <text:p>(補足説明1参照)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style-name="ce3" office:value-type="string">
            <text:p>閉じるボタン押下時</text:p>
          </table:table-cell>
          <table:table-cell table:style-name="ce5" office:value-type="string">
            <text:p>S000：MWメニュー画面に戻る。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用語集" table:style-name="ta1"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1021" table:default-cell-style-name="ce8"/>
        <table:table-row table:style-name="ro7">
          <table:table-cell table:style-name="ce7" office:value-type="string">
            <text:p>用語集</text:p>
          </table:table-cell>
          <table:table-cell table:number-columns-repeated="1023"/>
        </table:table-row>
        <table:table-row table:style-name="ro8">
          <table:table-cell/>
          <table:table-cell table:style-name="ce9" office:value-type="string">
            <text:p>用語</text:p>
          </table:table-cell>
          <table:table-cell table:style-name="ce9" office:value-type="string">
            <text:p>意味</text:p>
          </table:table-cell>
          <table:table-cell table:number-columns-repeated="1021"/>
        </table:table-row>
        <table:table-row table:style-name="ro8">
          <table:table-cell/>
          <table:table-cell table:style-name="ce10" office:value-type="string">
            <text:p>installed[状態]</text:p>
          </table:table-cell>
          <table:table-cell table:style-name="ce10" office:value-type="string">
            <text:p>素材が一時領域にインストールされた状態。</text:p>
          </table:table-cell>
          <table:table-cell table:number-columns-repeated="1021"/>
        </table:table-row>
        <table:table-row table:style-name="ro8">
          <table:table-cell/>
          <table:table-cell table:style-name="ce10" office:value-type="string">
            <text:p>staging[状態]</text:p>
          </table:table-cell>
          <table:table-cell table:style-name="ce10" office:value-type="string">
            <text:p>一時領域にインストールされた素材がタグ付けされた状態。</text:p>
          </table:table-cell>
          <table:table-cell table:number-columns-repeated="1021"/>
        </table:table-row>
        <table:table-row table:style-name="ro8">
          <table:table-cell/>
          <table:table-cell table:style-name="ce10" office:value-type="string">
            <text:p>メタデータ</text:p>
          </table:table-cell>
          <table:table-cell table:style-name="ce10" office:value-type="string">
            <text:p>素材に対して付与した、タグとコメントの総称</text:p>
          </table:table-cell>
          <table:table-cell table:number-columns-repeated="1021"/>
        </table:table-row>
        <table:table-row table:style-name="ro9">
          <table:table-cell/>
          <table:table-cell table:style-name="ce10" office:value-type="string">
            <text:p>タグ</text:p>
          </table:table-cell>
          <table:table-cell table:style-name="ce10" office:value-type="string">
            <text:p>素材がどのmementoに振り分けられるかを識別するために付与する、素材に付与する分類子。</text:p>
            <text:p>実装するタグは、[album][treasure][prize][kazunori][hiroko][taito][party]の7種類。</text:p>
            <text:p>今後のタグ拡張に柔軟に対応できる実装が望ましい。</text:p>
          </table:table-cell>
          <table:table-cell table:number-columns-repeated="1021"/>
        </table:table-row>
        <table:table-row table:style-name="ro8">
          <table:table-cell/>
          <table:table-cell table:style-name="ce10" office:value-type="string">
            <text:p>コメント</text:p>
          </table:table-cell>
          <table:table-cell table:style-name="ce10"/>
          <table:table-cell table:number-columns-repeated="1021"/>
        </table:table-row>
        <table:table-row table:style-name="ro8">
          <table:table-cell/>
          <table:table-cell table:style-name="ce10" office:value-type="string">
            <text:p>素材</text:p>
          </table:table-cell>
          <table:table-cell table:style-name="ce10" office:value-type="string">
            <text:p>静止画素材、動画素材の総称</text:p>
          </table:table-cell>
          <table:table-cell table:number-columns-repeated="1021"/>
        </table:table-row>
        <table:table-row table:style-name="ro8">
          <table:table-cell/>
          <table:table-cell table:style-name="ce10" office:value-type="string">
            <text:p>静止画素材</text:p>
          </table:table-cell>
          <table:table-cell table:style-name="ce10" office:value-type="string">
            <text:p>Jpg形式の静止画像ファイル</text:p>
          </table:table-cell>
          <table:table-cell table:number-columns-repeated="1021"/>
        </table:table-row>
        <table:table-row table:style-name="ro8">
          <table:table-cell/>
          <table:table-cell table:style-name="ce10" office:value-type="string">
            <text:p>動画素材</text:p>
          </table:table-cell>
          <table:table-cell table:style-name="ce10" office:value-type="string">
            <text:p>mov形式の動画ファイル。動画の最初の1フレームを静止画として保管する「ff画像」と1:1で対になる。</text:p>
          </table:table-cell>
          <table:table-cell table:number-columns-repeated="1021"/>
        </table:table-row>
        <table:table-row table:style-name="ro8">
          <table:table-cell/>
          <table:table-cell table:style-name="ce10" office:value-type="string">
            <text:p>ff画像</text:p>
          </table:table-cell>
          <table:table-cell table:style-name="ce10" office:value-type="string">
            <text:p>jpg形式の静止画ファイル。対になる動画素材の最初の1フレームを保管する。</text:p>
          </table:table-cell>
          <table:table-cell table:number-columns-repeated="1021"/>
        </table:table-row>
        <table:table-row table:style-name="ro8">
          <table:table-cell/>
          <table:table-cell table:style-name="ce10" office:value-type="string">
            <text:p>サムネイル</text:p>
          </table:table-cell>
          <table:table-cell table:style-name="ce10" office:value-type="string">
            <text:p>静止画素材、ff画像の画像サムネイル。</text:p>
          </table:table-cell>
          <table:table-cell table:number-columns-repeated="1021"/>
        </table:table-row>
        <table:table-row table:style-name="ro8">
          <table:table-cell/>
          <table:table-cell table:style-name="ce10" office:value-type="string">
            <text:p>一時領域</text:p>
          </table:table-cell>
          <table:table-cell table:style-name="ce10"/>
          <table:table-cell table:number-columns-repeated="1021"/>
        </table:table-row>
        <table:table-row table:style-name="ro8">
          <table:table-cell/>
          <table:table-cell table:style-name="ce10" office:value-type="string">
            <text:p>memento</text:p>
          </table:table-cell>
          <table:table-cell table:style-name="ce10"/>
          <table:table-cell table:number-columns-repeated="1021"/>
        </table:table-row>
        <table:table-row table:style-name="ro8" table:number-rows-repeated="7">
          <table:table-cell/>
          <table:table-cell table:style-name="ce10" table:number-columns-repeated="2"/>
          <table:table-cell table:number-columns-repeated="1021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ymmetric_20_Arrow" draw:display-name="Symmetric Arrow" svg:viewBox="0 0 1131 902" svg:d="m564 0-564 902h1131z"/>
    <draw:marker draw:name="線の終点_20_1" draw:display-name="線の終点 1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6T22:54:05.10</meta:creation-date>
    <dc:date>2013-01-08T23:25:25.22</dc:date>
    <meta:editing-duration>PT1H42M4S</meta:editing-duration>
    <meta:editing-cycles>16</meta:editing-cycles>
    <meta:generator>LibreOffice/3.5$Windows_x86 LibreOffice_project/7122e39-92ed229-498d286-15e43b4-d70da21</meta:generator>
    <meta:document-statistic meta:table-count="5" meta:cell-count="54" meta:object-count="29"/>
  </office:meta>
</office:document-meta>
</file>